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e05fc" officeooo:paragraph-rsid="005e05f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be" officeooo:paragraph-rsid="006130b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23930" officeooo:paragraph-rsid="0062393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3b60d" officeooo:paragraph-rsid="0063b60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ff513" officeooo:paragraph-rsid="006ff513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a6e77" officeooo:paragraph-rsid="007a6e7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c0989" officeooo:paragraph-rsid="007c0989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db46a" officeooo:paragraph-rsid="007db46a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5e75" officeooo:paragraph-rsid="007f5e75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f57e" officeooo:paragraph-rsid="007ff57e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5c5d" officeooo:paragraph-rsid="00805c5d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1bee8" officeooo:paragraph-rsid="0081bee8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4b6b" officeooo:paragraph-rsid="00854b6b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79d03" officeooo:paragraph-rsid="00879d03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27e3" officeooo:paragraph-rsid="008a27e3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f0787" officeooo:paragraph-rsid="008f0787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09aac" officeooo:paragraph-rsid="00909aac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ab56" officeooo:paragraph-rsid="0092ab56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79231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8d992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cc212" officeooo:paragraph-rsid="009cc212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d80cb" officeooo:paragraph-rsid="009d80cb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04513" officeooo:paragraph-rsid="00a04513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0e9a" officeooo:paragraph-rsid="00a40e9a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4d2c" officeooo:paragraph-rsid="00a44d2c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bold" officeooo:rsid="008eb757" officeooo:paragraph-rsid="008eb757" style:font-size-asian="12pt" style:font-weight-asian="bold" style:font-size-complex="12pt" style:font-weight-complex="bold"/>
    </style:style>
    <style:style style:name="P8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93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c9ff5" officeooo:paragraph-rsid="006c9ff5"/>
    </style:style>
    <style:style style:name="P94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dff2c" officeooo:paragraph-rsid="006dff2c"/>
    </style:style>
    <style:style style:name="P95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6bc2af" style:font-size-asian="12pt" style:font-size-complex="12pt"/>
    </style:style>
    <style:style style:name="P96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officeooo:paragraph-rsid="006c9ff5" style:font-size-asian="12pt" style:font-size-complex="12pt"/>
    </style:style>
    <style:style style:name="P9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9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9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10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10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10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10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0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10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10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0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0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11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11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11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113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115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116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117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118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11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a019a" officeooo:paragraph-rsid="006a019a" style:font-size-asian="12pt" style:font-weight-asian="normal" style:font-size-complex="12pt" style:font-weight-complex="normal"/>
    </style:style>
    <style:style style:name="P120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12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122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1b2cd" officeooo:paragraph-rsid="0071b2cd" style:font-size-asian="12pt" style:font-weight-asian="normal" style:font-size-complex="12pt" style:font-weight-complex="normal"/>
    </style:style>
    <style:style style:name="P12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124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125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126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2ec3c" officeooo:paragraph-rsid="0082ec3c" style:font-size-asian="12pt" style:font-weight-asian="normal" style:font-size-complex="12pt" style:font-weight-complex="normal"/>
    </style:style>
    <style:style style:name="P127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39f6f" officeooo:paragraph-rsid="00839f6f" style:font-size-asian="12pt" style:font-weight-asian="normal" style:font-size-complex="12pt" style:font-weight-complex="normal"/>
    </style:style>
    <style:style style:name="P128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135e" officeooo:paragraph-rsid="0084135e" style:font-size-asian="12pt" style:font-weight-asian="normal" style:font-size-complex="12pt" style:font-weight-complex="normal"/>
    </style:style>
    <style:style style:name="P129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130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7b1e" officeooo:paragraph-rsid="008a7b1e" style:font-size-asian="12pt" style:font-weight-asian="normal" style:font-size-complex="12pt" style:font-weight-complex="normal"/>
    </style:style>
    <style:style style:name="P131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132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133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5b89d" officeooo:paragraph-rsid="0095b89d" style:font-size-asian="12pt" style:font-weight-asian="normal" style:font-size-complex="12pt" style:font-weight-complex="normal"/>
    </style:style>
    <style:style style:name="P134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135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136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4d2c" officeooo:paragraph-rsid="00a44d2c" style:font-size-asian="12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7335" officeooo:paragraph-rsid="00a57335" style:font-size-asian="12pt" style:font-weight-asian="normal" style:font-size-complex="12pt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df0b" officeooo:paragraph-rsid="00a5df0b" style:font-size-asian="12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a214" officeooo:paragraph-rsid="00a6a214" style:font-size-asian="12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144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146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8adc4" officeooo:paragraph-rsid="00a8adc4" style:font-size-asian="12pt" style:font-weight-asian="normal" style:font-size-complex="12pt" style:font-weight-complex="normal"/>
    </style:style>
    <style:style style:name="P14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14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150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151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15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6a019a" officeooo:paragraph-rsid="006a019a"/>
    </style:style>
    <style:style style:name="P153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a7b1e" officeooo:paragraph-rsid="008a7b1e"/>
    </style:style>
    <style:style style:name="P154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c0124" officeooo:paragraph-rsid="008c0124"/>
    </style:style>
    <style:style style:name="P155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95470c" officeooo:paragraph-rsid="0095470c"/>
    </style:style>
    <style:style style:name="P156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paragraph-rsid="00a8adc4"/>
    </style:style>
    <style:style style:name="P157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rsid="00a8adc4" officeooo:paragraph-rsid="00a8adc4"/>
    </style:style>
    <style:style style:name="P158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rsid="00a91d8b" officeooo:paragraph-rsid="00a91d8b"/>
    </style:style>
    <style:style style:name="P159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officeooo:rsid="00a99187" officeooo:paragraph-rsid="00a99187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ab224f" officeooo:paragraph-rsid="00ab224f"/>
    </style:style>
    <style:style style:name="P161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b224f" officeooo:paragraph-rsid="00ab224f"/>
    </style:style>
    <style:style style:name="P162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b6e2b" officeooo:paragraph-rsid="00ab6e2b"/>
    </style:style>
    <style:style style:name="P163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c8095" officeooo:paragraph-rsid="00ac8095"/>
    </style:style>
    <style:style style:name="P16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166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b1392b" officeooo:paragraph-rsid="00b1392b"/>
    </style:style>
    <style:style style:name="P167" style:family="paragraph" style:parent-style-name="List_20_Contents" style:list-style-name="L12">
      <loext:graphic-properties draw:fill="none"/>
      <style:paragraph-properties fo:text-align="justify" style:justify-single-word="false" fo:background-color="transparent"/>
      <style:text-properties officeooo:paragraph-rsid="006bc2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bb7a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92c29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a8adc4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ae2ec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a019a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bc2af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ef66b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officeooo:rsid="0031aa83"/>
    </style:style>
    <style:style style:name="T29" style:family="text">
      <style:text-properties officeooo:rsid="003dcd13"/>
    </style:style>
    <style:style style:name="T30" style:family="text">
      <style:text-properties officeooo:rsid="00408eed"/>
    </style:style>
    <style:style style:name="T31" style:family="text">
      <style:text-properties officeooo:rsid="00436930"/>
    </style:style>
    <style:style style:name="T32" style:family="text">
      <style:text-properties officeooo:rsid="0050dda0"/>
    </style:style>
    <style:style style:name="T33" style:family="text">
      <style:text-properties officeooo:rsid="0059114c"/>
    </style:style>
    <style:style style:name="T34" style:family="text">
      <style:text-properties officeooo:rsid="0059e14d"/>
    </style:style>
    <style:style style:name="T35" style:family="text">
      <style:text-properties officeooo:rsid="005c6fcf"/>
    </style:style>
    <style:style style:name="T36" style:family="text">
      <style:text-properties officeooo:rsid="005e8d0c"/>
    </style:style>
    <style:style style:name="T37" style:family="text">
      <style:text-properties officeooo:rsid="0063c2ac"/>
    </style:style>
    <style:style style:name="T38" style:family="text">
      <style:text-properties officeooo:rsid="007c9452"/>
    </style:style>
    <style:style style:name="T39" style:family="text">
      <style:text-properties officeooo:rsid="0086db1b"/>
    </style:style>
    <style:style style:name="T40" style:family="text">
      <style:text-properties officeooo:rsid="00a0a9c7"/>
    </style:style>
    <style:style style:name="T41" style:family="text">
      <style:text-properties officeooo:rsid="00b2be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88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89">Право и правила — синонимы. </text:p>
      <text:p text:style-name="P89"/>
      <text:p text:style-name="P89">Правила устанавливаются только для двух видов субъектов — физические и юридические лица.</text:p>
      <text:p text:style-name="P89">Субъектом является только человек, а юридические лица — сообщества людей.</text:p>
      <text:p text:style-name="P89"/>
      <text:p text:style-name="P89">Государство — система органов. В государстве есть законодательный орган, у нас — законодательное собрание. </text:p>
      <text:p text:style-name="P89"/>
      <text:p text:style-name="P90">Право <text:span text:style-name="T2">должно быть</text:span> <text:span text:style-name="T8">реально действующим</text:span> инструментом.</text:p>
      <text:p text:style-name="P92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90"/>
      <text:p text:style-name="P92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92">Признаками социальных норм — они идут не от государства. </text:p>
      <text:p text:style-name="P91"/>
      <text:p text:style-name="P91"/>
      <text:p text:style-name="P92">Некоторые виды социальных норм:</text:p>
      <text:list xml:id="list2585118359909190389" text:style-name="L1">
        <text:list-item>
          <text:p text:style-name="P97">Нормы морали</text:p>
        </text:list-item>
        <text:list-item>
          <text:p text:style-name="P102"><text:span text:style-name="T4">н</text:span><text:span text:style-name="T3">ормы обычаев, традиций и ритуалов</text:span></text:p>
        </text:list-item>
        <text:list-item>
          <text:p text:style-name="P98">нормы общественных образований</text:p>
        </text:list-item>
        <text:list-item>
          <text:p text:style-name="P99">религиозные нормы</text:p>
        </text:list-item>
        <text:list-item>
          <text:p text:style-name="P100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7965617530190303056" text:style-name="L2">
        <text:list-item>
          <text:p text:style-name="P103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103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101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27"> </text:span><text:span text:style-name="T26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2271915102954355566" text:style-name="L3">
        <text:list-item>
          <text:p text:style-name="P104">нормативный правовой акт (документ, который устанавливает правовые нормы)</text:p>
        </text:list-item>
        <text:list-item>
          <text:p text:style-name="P104">правовой обычай (нормативный документ, который был до и впоследствии стал узаконен)</text:p>
        </text:list-item>
        <text:list-item>
          <text:p text:style-name="P148"><text:span text:style-name="T9">правовая доктрина </text:span><text:span text:style-name="T10">(труды известных юристов)</text:span></text:p>
        </text:list-item>
        <text:list-item>
          <text:p text:style-name="P104">религиозные тексты</text:p>
        </text:list-item>
        <text:list-item>
          <text:p text:style-name="P148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104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28">Диспозитивный — представляющий самостоятельность в выборе </text:span><text:s/><text:span text:style-name="T28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6032878130600173557" text:style-name="L4">
        <text:list-item>
          <text:p text:style-name="P105">гипотеза — определяет перечень условий при которых следует руководствоваться данной нормой</text:p>
        </text:list-item>
        <text:list-item>
          <text:p text:style-name="P105">диспозиция — суть и содержание правила поведения, права и обязанности сторон</text:p>
        </text:list-item>
        <text:list-item>
          <text:p text:style-name="P105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5924512639065089274" text:style-name="L5">
        <text:list-item>
          <text:p text:style-name="P106">Прямой — гипотеза, диспозиция, санкция по порядку</text:p>
        </text:list-item>
        <text:list-item>
          <text:p text:style-name="P106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107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3513631799025215993" text:style-name="L6">
        <text:list-item>
          <text:p text:style-name="P108">нормы международного права</text:p>
        </text:list-item>
        <text:list-item>
          <text:p text:style-name="P109">конституция РФ 1993 года</text:p>
        </text:list-item>
        <text:list-item>
          <text:p text:style-name="P109">Федеральный конституционный закон</text:p>
        </text:list-item>
        <text:list-item>
          <text:p text:style-name="P110">Федеральный закон, закон РФ, кодексы, воинский устав</text:p>
        </text:list-item>
      </text:list>
      <text:p text:style-name="P24">Подзаконные акты:</text:p>
      <text:list xml:id="list190031603790505" text:continue-numbering="true" text:style-name="L6">
        <text:list-item>
          <text:p text:style-name="P111"><text:soft-page-break/>указ президента</text:p>
        </text:list-item>
        <text:list-item>
          <text:p text:style-name="P111">постановление правительства</text:p>
        </text:list-item>
        <text:list-item>
          <text:p text:style-name="P112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29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30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5069959418918574477" text:style-name="L7">
        <text:list-item>
          <text:p text:style-name="P113">субъекты</text:p>
        </text:list-item>
        <text:list-item>
          <text:p text:style-name="P113">объект</text:p>
        </text:list-item>
        <text:list-item>
          <text:p text:style-name="P113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31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ду естественных причич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1360092711254172605" text:style-name="L8">
        <text:list-item>
          <text:p text:style-name="P114">От 0 до 6 лет человек полностью недееспособен. </text:p>
        </text:list-item>
        <text:list-item>
          <text:p text:style-name="P149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150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151"><text:span text:style-name="T13">1</text:span><text:span text:style-name="T9">8 лет — полная дееспособность.</text:span></text:p>
        </text:list-item>
      </text:list>
      <text:p text:style-name="P42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90030570885220" text:continue-list="list190031603790505" text:style-name="L6">
        <text:list-header>
          <text:p text:style-name="P112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32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43">Юридические факты.</text:p>
      <text:p text:style-name="P43"/>
      <text:p text:style-name="P43"/>
      <text:p text:style-name="P44">Правонарушения</text:p>
      <text:p text:style-name="P45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45"/>
      <text:p text:style-name="P46">Для понимания сущности правонарушения необходимо сформировать его <text:span text:style-name="T33">ю</text:span>ридический состав:</text:p>
      <text:list xml:id="list2957360930081955638" text:style-name="L9">
        <text:list-item>
          <text:p text:style-name="P115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115">объект правонарушения — <text:span text:style-name="T34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115">субъективная сторона правонарушения — <text:span text:style-name="T35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115">субъект правонарушения — <text:span text:style-name="T36">должен быть деликтоспособен.</text:span></text:p>
        </text:list-item>
      </text:list>
      <text:p text:style-name="P46"/>
      <text:p text:style-name="P46"/>
      <text:p text:style-name="P47">Вина: умысел (прямой и косвенный), неосторожность (небрежность, самонадеянность).</text:p>
      <text:p text:style-name="P47"/>
      <text:p text:style-name="P87"><text:span text:style-name="T15">В</text:span><text:span text:style-name="T9">иды правонарушений</text:span></text:p>
      <text:p text:style-name="P48">Виды правонарушений:</text:p>
      <text:list xml:id="list6126494472723876611" text:style-name="L10">
        <text:list-item>
          <text:p text:style-name="P116">Преступления — виновное противоправное деяние. Запрещенное уголовным законом</text:p>
        </text:list-item>
        <text:list-item>
          <text:p text:style-name="P116">Проступки — неприступное правонарушение, во всех отраслях права, кроме уголовного. </text:p>
        </text:list-item>
      </text:list>
      <text:p text:style-name="P49"><text:soft-page-break/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p>
      <text:p text:style-name="P49"/>
      <text:p text:style-name="P50">Юридическая ответственность:</text:p>
      <text:list xml:id="list8560706742720301637" text:style-name="L11">
        <text:list-item>
          <text:p text:style-name="P117">Уголовная ответственность</text:p>
        </text:list-item>
        <text:list-item>
          <text:p text:style-name="P117">Административная ответственность</text:p>
        </text:list-item>
        <text:list-item>
          <text:p text:style-name="P117">Гражданско-правовая ответственность</text:p>
        </text:list-item>
        <text:list-item>
          <text:p text:style-name="P117">Правовая ответственность</text:p>
        </text:list-item>
      </text:list>
      <text:p text:style-name="P50"/>
      <text:p text:style-name="P51">Конституционное право</text:p>
      <text:p text:style-name="P52">Конституционное право — основополагающая отрасль публичного права, <text:span text:style-name="T37">ее функция обеспечение общественного интереса. Конституция — нормативный правовой акт, обладающий высшей юридической силой и ругулирующий основы устройства государства и общества, закрепляющий основные права и свободы человека и гражданина.</text:span></text:p>
      <text:p text:style-name="P52"/>
      <text:p text:style-name="P53">Главы конституции:</text:p>
      <text:list xml:id="list6050153473429736489" text:style-name="L12">
        <text:list-item>
          <text:p text:style-name="P118">Основы конституционного строя</text:p>
        </text:list-item>
        <text:list-item>
          <text:p text:style-name="P118">Права и свободы человека и гражданина</text:p>
        </text:list-item>
        <text:list-item>
          <text:p text:style-name="P119">Федеративное устройство</text:p>
        </text:list-item>
        <text:list-item>
          <text:p text:style-name="P152"><text:a xlink:type="simple" xlink:href="http://www.constitution.ru/10003000/10003000-6.htm" text:style-name="Internet_20_link" text:visited-style-name="Visited_20_Internet_20_Link"><text:span text:style-name="T20">Президент Российской Федерации</text:span></text:a></text:p>
        </text:list-item>
        <text:list-item>
          <text:p text:style-name="P167"><text:a xlink:type="simple" xlink:href="http://www.constitution.ru/10003000/10003000-7.htm" text:style-name="Internet_20_link" text:visited-style-name="Visited_20_Internet_20_Link"><text:span text:style-name="T21">Федеральное Собрани</text:span></text:a><text:span text:style-name="T22">е</text:span></text:p>
        </text:list-item>
        <text:list-item>
          <text:p text:style-name="P167"><text:a xlink:type="simple" xlink:href="http://www.constitution.ru/10003000/10003000-8.htm" text:style-name="Internet_20_link" text:visited-style-name="Visited_20_Internet_20_Link"><text:span text:style-name="T23">Правительство Российской Федерации</text:span></text:a></text:p>
        </text:list-item>
        <text:list-item>
          <text:p text:style-name="P167"><text:a xlink:type="simple" xlink:href="http://www.constitution.ru/10003000/10003000-9.htm" text:style-name="Internet_20_link" text:visited-style-name="Visited_20_Internet_20_Link"><text:span text:style-name="T23">Судебная власть и прокуратура</text:span></text:a></text:p>
        </text:list-item>
        <text:list-item>
          <text:p text:style-name="P167"><text:a xlink:type="simple" xlink:href="http://www.constitution.ru/10003000/10003000-10.htm" text:style-name="Internet_20_link" text:visited-style-name="Visited_20_Internet_20_Link"><text:span text:style-name="T23">Местное самоуправление</text:span></text:a></text:p>
        </text:list-item>
        <text:list-item>
          <text:p text:style-name="P167"><text:a xlink:type="simple" xlink:href="http://www.constitution.ru/10003000/10003000-11.htm" text:style-name="Internet_20_link" text:visited-style-name="Visited_20_Internet_20_Link"><text:span text:style-name="T23">Конституционные поправки и пересмотр Конституции</text:span></text:a></text:p>
        </text:list-item>
      </text:list>
      <text:p text:style-name="P95"/>
      <text:p text:style-name="P93"><text:span text:style-name="T23">Главы 1, 2 и 9 не могут быть изменены решением Федерального собрания, </text:span><text:span text:style-name="T24">пересмотр этих глав возможен только на основании решения конституционного собрания, отмены дуйствующей конституции и принятия новой с учетом поправки.</text:span></text:p>
      <text:p text:style-name="P96"/>
      <text:p text:style-name="P94"><text:span text:style-name="T24">И</text:span><text:span text:style-name="T23">зменения в главы с 3 по 8 вносятся путем принятия </text:span><text:span text:style-name="T25">Федерального конституционного закона. </text:span></text:p>
      <text:p text:style-name="P53"/>
      <text:p text:style-name="P54">Конституционные обязанности:</text:p>
      <text:list xml:id="list2615997942088894190" text:style-name="L13">
        <text:list-item>
          <text:p text:style-name="P120">Соблюдение конституции и законов РФ</text:p>
        </text:list-item>
        <text:list-item>
          <text:p text:style-name="P120">обязанности платить налоги и налоговые сборы</text:p>
        </text:list-item>
        <text:list-item>
          <text:p text:style-name="P120">Сохранение природы и окружающей среды, бережное отношение у природным богатствам</text:p>
        </text:list-item>
        <text:list-item>
          <text:p text:style-name="P120">Обязанность получения детьми общего образования</text:p>
        </text:list-item>
        <text:list-item>
          <text:p text:style-name="P120">Забота о сохранении исторического и культурного наследия, сохранения памятников истории культуры</text:p>
        </text:list-item>
        <text:list-item>
          <text:p text:style-name="P120">Защита отечества</text:p>
        </text:list-item>
      </text:list>
      <text:p text:style-name="P54"/>
      <text:p text:style-name="P54"/>
      <text:p text:style-name="P54"/>
      <text:p text:style-name="P55">Гражданство — правовая принадлежность лица к конкретному государству, те устойчивая правовая связь человека и государства, которая отражает савокуаность ихх взаимных прав и обязанностей</text:p>
      <text:p text:style-name="P55"/>
      <text:p text:style-name="P56">Принципы российского гражданства</text:p>
      <text:list xml:id="list3992258703101461709" text:style-name="L14">
        <text:list-item>
          <text:p text:style-name="P121">Равенство для всех граждан российской федерации</text:p>
        </text:list-item>
        <text:list-item>
          <text:p text:style-name="P122"><text:soft-page-break/>Гражданин Российской федерации не может быть лишен гражданства или права изменить его.</text:p>
        </text:list-item>
        <text:list-item>
          <text:p text:style-name="P123">Гражданин РФ не может быть выслан за пределы РФ или передан другому государству.</text:p>
        </text:list-item>
      </text:list>
      <text:p text:style-name="P57"/>
      <text:p text:style-name="P58">Основания приобретения гражданства:</text:p>
      <text:list xml:id="list8789158253733121302" text:style-name="L15">
        <text:list-item>
          <text:p text:style-name="P124">5 лет непрерывного проживания на территории РФ после получения вида на жительство</text:p>
        </text:list-item>
        <text:list-item>
          <text:p text:style-name="P124">Обязанность соблюдать конституцию и законодательство РФ</text:p>
        </text:list-item>
        <text:list-item>
          <text:p text:style-name="P124">Владение русским языком в объеме общения</text:p>
        </text:list-item>
        <text:list-item>
          <text:p text:style-name="P124">Подтверждение законного источника средств сосуществования</text:p>
        </text:list-item>
        <text:list-item>
          <text:p text:style-name="P124">Отказ от имеющегося иного гражданства</text:p>
        </text:list-item>
      </text:list>
      <text:p text:style-name="P58"/>
      <text:p text:style-name="P58"/>
      <text:p text:style-name="P59">Основания прекращения гражданства:</text:p>
      <text:list xml:id="list7551902949472203319" text:style-name="L16">
        <text:list-item>
          <text:p text:style-name="P125">Добровольно написанное заявление</text:p>
        </text:list-item>
        <text:list-item>
          <text:p text:style-name="P125">Отсутствие обязательств перед страной</text:p>
        </text:list-item>
        <text:list-item>
          <text:p text:style-name="P125">Гарантии того, что другое государство предоставит гражданство</text:p>
        </text:list-item>
      </text:list>
      <text:p text:style-name="P59"/>
      <text:p text:style-name="P59"/>
      <text:p text:style-name="P59"/>
      <text:p text:style-name="P59"/>
      <text:p text:style-name="P60">Объекты гражданских прав.</text:p>
      <text:p text:style-name="P61">Объекты гражданских прав — это материальные и нематериальные блага по поводу которых субъекты вступают в гражданское правоотношение. <text:span text:style-name="T38">Т.е. то на что направленны интересы сторон. Объекты бывают материальные и нематериальные. </text:span></text:p>
      <text:p text:style-name="P62">Материальные — вещи, деньги, ценные бумаги, имещественные права, работы, услуги.</text:p>
      <text:p text:style-name="P63">Нематериальные — исключительные права и личные неимущественные права.</text:p>
      <text:p text:style-name="P63"/>
      <text:p text:style-name="P64">Сделки</text:p>
      <text:p text:style-name="P65">Сделка — действия граждан или юридических лиц, направленные на установление, изменение или прекращение гражданских прав и обязанностей. </text:p>
      <text:p text:style-name="P59"/>
      <text:p text:style-name="P66">Условие действительности сделки</text:p>
      <text:list xml:id="list7300319400452118764" text:style-name="L17">
        <text:list-item>
          <text:p text:style-name="P126">Законность содержания сделки</text:p>
        </text:list-item>
        <text:list-item>
          <text:p text:style-name="P127">Сделкоспособность физических и юридических лиц.</text:p>
        </text:list-item>
        <text:list-item>
          <text:p text:style-name="P128">Соответствие воли и волеизъявления</text:p>
        </text:list-item>
        <text:list-item>
          <text:p text:style-name="P129">Соблюдение формы сделки.</text:p>
        </text:list-item>
      </text:list>
      <text:p text:style-name="P67"/>
      <text:p text:style-name="P68">Устные сделки возможны только для физических лиц, в товарно-денежном отношении до 10 000 рублей, сделка совершается тот час, в суде свидетельские показания по устной сделке не принимаются. </text:p>
      <text:p text:style-name="P68"/>
      <text:p text:style-name="P68">Письменная форма необходима при участии в сделке хотя бы одного юридического лица, при стоимости сделки более 10 к рублей и при прямом указании на письменную форму в законе, <text:span text:style-name="T39">а так же при желании хотя бы одного участника сделки.</text:span></text:p>
      <text:p text:style-name="P68"/>
      <text:p text:style-name="P69">Письменная нотариальная форма необходима при указании на то закона.</text:p>
      <text:p text:style-name="P69"/>
      <text:p text:style-name="P69">Сделка письменная с государственной регистрацией необходима только на основании закона.</text:p>
      <text:p text:style-name="P69"/>
      <text:p text:style-name="P70"><text:soft-page-break/>Недействительные сделки бывают ничтожными (т. е. Абсолютно недействительными) и оспоримыми (т. е. Относительно недействительными). </text:p>
      <text:p text:style-name="P70"/>
      <text:p text:style-name="P70">Правовые последствия недействительности сделки:</text:p>
      <text:list xml:id="list7909133258861739538" text:style-name="L18">
        <text:list-item>
          <text:p text:style-name="P130">Двусторонняя реституция — каждая из сторон возвращает все полученное по сделке и возвращается в первоначальное имущественное состояние.</text:p>
        </text:list-item>
        <text:list-item>
          <text:p text:style-name="P153"><text:span text:style-name="T9">Односторонняя реституция — исполненное по сделке обратно получает только одна сторона, добросовестная. </text:span><text:span text:style-name="T16">Полученное по сделке недобросовестной стороной переходит в доход государству.</text:span></text:p>
        </text:list-item>
        <text:list-item>
          <text:p text:style-name="P154"><text:span text:style-name="T16">Н</text:span><text:span text:style-name="T9">едопущение реституции — обращение всего полученного по сделке в доход государству.</text:span></text:p>
        </text:list-item>
        <text:list-item>
          <text:p text:style-name="P131">Возмещение реального ущерба</text:p>
        </text:list-item>
      </text:list>
      <text:p text:style-name="P71"/>
      <text:p text:style-name="P71"/>
      <text:p text:style-name="P71"/>
      <text:p text:style-name="P86">Сроки в гражданском праве</text:p>
      <text:p text:style-name="P72">Сроки исчисляются календарными датами</text:p>
      <text:p text:style-name="P73">Сроки — периоды времени, моменты, события, с которыми гражданское законодательство связывает наступление определенных юридических последствий.</text:p>
      <text:p text:style-name="P74">Начало срока определяется следующим днем после календарной даты или события, устанавливающим начало срока.</text:p>
      <text:p text:style-name="P75">Окончание срока:</text:p>
      <text:list xml:id="list4641538006553662482" text:style-name="L19">
        <text:list-item>
          <text:p text:style-name="P132">срок, определяемый годами, истекает в соответствующее число, соответствующего месяца, последнего года срока</text:p>
        </text:list-item>
        <text:list-item>
          <text:p text:style-name="P155"><text:span text:style-name="T17">с</text:span><text:span text:style-name="T9">рок, определяемый месяцами, истекает в соответствующее число соответствующего месяца срока</text:span></text:p>
        </text:list-item>
        <text:list-item>
          <text:p text:style-name="P133">если последний день срока приходится на нерабочий день — то днем окончания считается ближайший, следующий за ним, рабочий день</text:p>
        </text:list-item>
      </text:list>
      <text:p text:style-name="P76"/>
      <text:p text:style-name="P77">Срок исковой давности. - это срок для защиты права по иску лица, право которого нарушено.</text:p>
      <text:p text:style-name="P78">Требования, на которые срок исковой давности не распространяется:</text:p>
      <text:list xml:id="list5094807941147697908" text:style-name="L20">
        <text:list-item>
          <text:p text:style-name="P134">о защите личных неимущественных благ.</text:p>
        </text:list-item>
        <text:list-item>
          <text:p text:style-name="P134">Требования вкладчиков к банку о выдаче вкладов</text:p>
        </text:list-item>
        <text:list-item>
          <text:p text:style-name="P134">требование о конфискации вреда, причененного жизни или здоровью гражданина</text:p>
        </text:list-item>
        <text:list-item>
          <text:p text:style-name="P135">требования по устранению препятствий реализации права собственности</text:p>
        </text:list-item>
      </text:list>
      <text:p text:style-name="P79"/>
      <text:p text:style-name="P80">Наследование - переход имущества и имущественных прав в неизменном виде как единое целое в один и тот же момент времени</text:p>
      <text:p text:style-name="P80">Время открытия наследства — день смерти гражданина или день вступления в законную силу решения суда о признании гражданина умершим.</text:p>
      <text:p text:style-name="P80"/>
      <text:p text:style-name="P81">Место открытия наследства — это последнее место жительства наследодателя. </text:p>
      <text:p text:style-name="P82">Наследование осуществляется по двум основаниям:</text:p>
      <text:list xml:id="list3875649601347182252" text:style-name="L21">
        <text:list-item>
          <text:p text:style-name="P136">по завещанию</text:p>
        </text:list-item>
        <text:list-item>
          <text:p text:style-name="P136">по закону</text:p>
        </text:list-item>
      </text:list>
      <text:p text:style-name="P82"/>
      <text:p text:style-name="P83">Завещание — это односторонняя, личная, нотариальная сделка полностью дееспособного лица <text:span text:style-name="T40">по распоряжению своим имуществом на случай смерти, с возможностью отзыва волеизъявления в сделке.</text:span></text:p>
      <text:p text:style-name="P83"/>
      <text:p text:style-name="P84">Необходимые наследники — несовершеннолетние или нетрудоспособные дети работодателя, его нетрудоспособные родители, переживший супруг, иждивенцы, которые в случае <text:soft-page-break/>неполучения имущества по завещанию имеют право на обязательную долю в наследстве, которая равна половине их законной доли. </text:p>
      <text:p text:style-name="P84"/>
      <text:p text:style-name="P85">Принципы наследования:</text:p>
      <text:p text:style-name="P85">Наследники по закону призываются к наследованию в порядке очередности</text:p>
      <text:p text:style-name="P85"/>
      <text:p text:style-name="P138">Правопредставление — право наследника на его долю в случае смерти основного наследника раньше наследодателя или в течение 6 месяцев после открытия наследства.</text:p>
      <text:p text:style-name="P138"/>
      <text:p text:style-name="P139">1 очередь — наследники (переживший супруг, родители, дети, по праву представления наследуют внуки и их потомки)</text:p>
      <text:p text:style-name="P139">2 очередь — сестры, братья, бабушки, дедушки (по праву наследования племянники и племянницы)</text:p>
      <text:p text:style-name="P139">3 очередь — дяди и тети наследодателя (по праву представления двоюродные братья и сестры наследодателя)</text:p>
      <text:p text:style-name="P139"/>
      <text:p text:style-name="P139"/>
      <text:p text:style-name="P141">Семейное право</text:p>
      <text:p text:style-name="P140">Действующий кодекс ск РФ 1 марта 97 года. </text:p>
      <text:p text:style-name="P140">Отношения в семье должны строиться на взаимоуважении, взаимопомощи и тп.</text:p>
      <text:p text:style-name="P142">Семейное право — отрасль, регулирующая личные и имущественные отношения между гражданами, возникающие из брака, рождения детей и принятия детей на воспитание в условиях семьи.</text:p>
      <text:p text:style-name="P142"/>
      <text:p text:style-name="P143">Виды семейных отношений:</text:p>
      <text:list xml:id="list7968340935271141913" text:style-name="L22">
        <text:list-item>
          <text:p text:style-name="P144">родственные</text:p>
        </text:list-item>
        <text:list-item>
          <text:p text:style-name="P144">брачные (супружеские)</text:p>
        </text:list-item>
        <text:list-item>
          <text:p text:style-name="P144">св<text:span text:style-name="T41">о</text:span>йские</text:p>
        </text:list-item>
      </text:list>
      <text:p text:style-name="P143"/>
      <text:p text:style-name="P145">Брак — это:</text:p>
      <text:list xml:id="list4302174691509681628" text:style-name="L23">
        <text:list-item>
          <text:p text:style-name="P146"><text:s/>союз мужчины и женщины</text:p>
        </text:list-item>
        <text:list-item>
          <text:p text:style-name="P146">единоправный, свободный равноправный союз, <text:span text:style-name="T41">зарегистрированный</text:span> в ЗАГСе, имеющий целью создание семьи</text:p>
        </text:list-item>
      </text:list>
      <text:p text:style-name="P145"/>
      <text:p text:style-name="P147">Препятствия к регистрации брака:</text:p>
      <text:list xml:id="list2779134720844418973" text:style-name="L24">
        <text:list-item>
          <text:p text:style-name="P156"><text:span text:style-name="T18">не допускается заключение брака между близкими родственниками</text:span></text:p>
        </text:list-item>
        <text:list-item>
          <text:p text:style-name="P157"><text:span text:style-name="T9">между усыновителями и усыновленными</text:span></text:p>
        </text:list-item>
        <text:list-item>
          <text:p text:style-name="P158"><text:span text:style-name="T9">при состоянии хотя бы одного из вступающих в брак в другом зарегистрированном браке</text:span></text:p>
        </text:list-item>
        <text:list-item>
          <text:p text:style-name="P159"><text:span text:style-name="T9">при недееспособности хотя бы одного из вступающих в брак</text:span></text:p>
        </text:list-item>
      </text:list>
      <text:p text:style-name="P165"/>
      <text:p text:style-name="P160"><text:span text:style-name="T9">Прекращение брака:</text:span></text:p>
      <text:list xml:id="list485271325074695307" text:style-name="L25">
        <text:list-item>
          <text:p text:style-name="P161"><text:span text:style-name="T9">прекращение брака естественным путем — вследствие смерти одного из супругов</text:span></text:p>
        </text:list-item>
        <text:list-item>
          <text:p text:style-name="P162"><text:span text:style-name="T9">признание брака недействительным — прекращение супружеских отношений решением суда как на будущее так и на прошлое время</text:span></text:p>
        </text:list-item>
        <text:list-item>
          <text:p text:style-name="P163"><text:span text:style-name="T9">развод — прекращение супружеских отношений на будущее время </text:span><text:span text:style-name="T19">(осуществляется в ЗАГСе и в суде)</text:span></text:p>
        </text:list-item>
        <text:list-item>
          <text:p text:style-name="P164"><text:span text:style-name="T19">В </text:span><text:span text:style-name="T9">семейном кодексе осталось одно ограничение — муж не имеет право без согласия жены инициировать дело о расторжении брака в период беременности жены и в течение года после рождения ею ребенка</text:span></text:p>
        </text:list-item>
        <text:list-item>
          <text:p text:style-name="P166"><text:span text:style-name="T9">расторжение брака в органах ЗАГС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1-22T19:00:29.701700480</dc:date>
    <meta:editing-duration>PT10H7M12S</meta:editing-duration>
    <meta:editing-cycles>137</meta:editing-cycles>
    <meta:generator>LibreOffice/5.1.6.2$Linux_X86_64 LibreOffice_project/10m0$Build-2</meta:generator>
    <meta:document-statistic meta:table-count="0" meta:image-count="0" meta:object-count="0" meta:page-count="8" meta:paragraph-count="214" meta:word-count="2052" meta:character-count="16342" meta:non-whitespace-character-count="14497"/>
  </office:meta>
</office:document-meta>
</file>